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5.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color="#303030" style:font-name="Caladea"/>
    </style:style>
    <style:style style:name="T1" style:family="text">
      <style:text-properties fo:color="#303030" style:font-name="Caladea" fo:font-size="153.199996948242pt" style:font-size-asian="153.199996948242pt" style:font-size-complex="153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8cm" svg:height="15.75cm" svg:x="0cm" svg:y="0cm">
          <draw:text-box>
            <text:p text:style-name="P1"><text:span text:style-name="T1">¯\_(</text:span><text:span text:style-name="T1">ツ</text:span><text:span text:style-name="T1">)_/¯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1-20T14:00:32.776466714</dc:date>
    <meta:editing-duration>PT56M28S</meta:editing-duration>
    <meta:editing-cycles>18</meta:editing-cycles>
    <meta:generator>LibreOffice/6.3.4.2$Linux_X86_64 LibreOffice_project/30$Build-2</meta:generator>
    <meta:document-statistic meta:object-count="1"/>
  </office:meta>
</office:document-meta>
</file>